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officeooo:rsid="00086c05" officeooo:paragraph-rsid="00086c05"/>
    </style:style>
    <style:style style:name="P2" style:family="paragraph" style:parent-style-name="Standard" style:list-style-name="L1">
      <style:text-properties style:text-line-through-style="none" style:text-line-through-type="none" style:font-name="Consolas" fo:font-size="20pt" style:text-underline-style="none" officeooo:rsid="0010bf20" officeooo:paragraph-rsid="0010bf20" style:font-size-asian="20pt" style:font-size-complex="20pt"/>
    </style:style>
    <style:style style:name="P3" style:family="paragraph" style:parent-style-name="Standard" style:list-style-name="L1">
      <style:text-properties style:text-line-through-style="none" style:text-line-through-type="none" style:font-name="Consolas" style:text-underline-style="none" officeooo:rsid="000b85bf" officeooo:paragraph-rsid="000b85bf"/>
    </style:style>
    <style:style style:name="P4" style:family="paragraph" style:parent-style-name="Standard" style:list-style-name="L1">
      <style:text-properties style:text-line-through-style="none" style:text-line-through-type="none" style:font-name="Consolas" style:text-underline-style="none" officeooo:rsid="000bac96" officeooo:paragraph-rsid="000bac96"/>
    </style:style>
    <style:style style:name="P5" style:family="paragraph" style:parent-style-name="Standard" style:list-style-name="L1">
      <style:text-properties style:text-line-through-style="none" style:text-line-through-type="none" style:font-name="Consolas" style:text-underline-style="none" officeooo:rsid="000d89ed" officeooo:paragraph-rsid="000d89ed"/>
    </style:style>
    <style:style style:name="P6" style:family="paragraph" style:parent-style-name="Standard" style:list-style-name="L1">
      <style:text-properties style:text-line-through-style="none" style:text-line-through-type="none" style:font-name="Consolas" style:text-underline-style="none" officeooo:rsid="000ba401" officeooo:paragraph-rsid="000ba401"/>
    </style:style>
    <style:style style:name="P7" style:family="paragraph" style:parent-style-name="Standard" style:list-style-name="L1">
      <style:text-properties style:text-line-through-style="solid" style:text-line-through-type="single" style:font-name="Consolas" style:text-underline-style="none" officeooo:rsid="00086c05" officeooo:paragraph-rsid="00086c05"/>
    </style:style>
    <style:style style:name="P8" style:family="paragraph" style:parent-style-name="Standard" style:list-style-name="L1">
      <style:text-properties style:text-line-through-style="solid" style:text-line-through-type="single" style:font-name="Consolas" style:text-underline-style="none" officeooo:rsid="000b85bf" officeooo:paragraph-rsid="000b85bf"/>
    </style:style>
    <style:style style:name="P9" style:family="paragraph" style:parent-style-name="Standard" style:list-style-name="L1">
      <style:text-properties style:text-line-through-style="solid" style:text-line-through-type="single" style:font-name="Consolas" style:text-underline-style="none" officeooo:rsid="000f0dc9" officeooo:paragraph-rsid="000f0dc9"/>
    </style:style>
    <style:style style:name="P10" style:family="paragraph" style:parent-style-name="Standard" style:list-style-name="L1">
      <style:text-properties style:use-window-font-color="true" style:text-line-through-style="none" style:text-line-through-type="none" style:font-name="Consolas" fo:font-size="20pt" style:text-underline-style="none" officeooo:rsid="0010bf20" officeooo:paragraph-rsid="0010bf20" style:font-size-asian="17.5pt" style:font-size-complex="20pt"/>
    </style:style>
    <style:style style:name="P11" style:family="paragraph" style:parent-style-name="Standard" style:list-style-name="L1">
      <style:text-properties style:use-window-font-color="true" style:text-line-through-style="none" style:text-line-through-type="none" style:font-name="Consolas" fo:font-size="12pt" style:text-underline-style="none" officeooo:rsid="0010bf20" officeooo:paragraph-rsid="0010bf20" style:font-size-asian="10.5pt" style:font-size-complex="12pt"/>
    </style:style>
    <style:style style:name="T1" style:family="text">
      <style:text-properties style:use-window-font-color="true"/>
    </style:style>
    <style:style style:name="T2" style:family="text">
      <style:text-properties officeooo:rsid="000d0ef2"/>
    </style:style>
    <style:style style:name="T3" style:family="text">
      <style:text-properties style:text-line-through-style="solid" style:text-line-through-type="single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ing ToDo:</text:p>
      <text:p text:style-name="P1"/>
      <text:list xml:id="list2934341684942848860" text:style-name="L1">
        <text:list-item>
          <text:p text:style-name="P2">VIDEO</text:p>
          <text:list>
            <text:list-item>
              <text:p text:style-name="P7">Remove the windows namespace and shift everything into the video namespace as the video namespace is currently almost unused, and is unnecessary extra typing for any function to be declared.</text:p>
            </text:list-item>
            <text:list-item>
              <text:p text:style-name="P8">Add button checking functionality to object class:</text:p>
              <text:list>
                <text:list-item>
                  <text:p text:style-name="P8">Check mouse position and click.</text:p>
                </text:list-item>
                <text:list-item>
                  <text:p text:style-name="P8">Update texture accordingly, either by clipspace, or by color mod.</text:p>
                  <text:list>
                    <text:list-item>
                      <text:p text:style-name="P9">Fix Bug: while holding down click should stay blue</text:p>
                    </text:list-item>
                  </text:list>
                </text:list-item>
              </text:list>
            </text:list-item>
            <text:list-item>
              <text:p text:style-name="P4">Add Pixel Structure</text:p>
              <text:list>
                <text:list-item>
                  <text:p text:style-name="P4">Position x, y, z, proj<text:span text:style-name="T2">ection position </text:span>x, proj<text:span text:style-name="T2">ection position </text:span>y</text:p>
                </text:list-item>
                <text:list-item>
                  <text:p text:style-name="P4">Color red, green, blue, alpha</text:p>
                </text:list-item>
              </text:list>
            </text:list-item>
            <text:list-item>
              <text:p text:style-name="P3">Add 3D object view:</text:p>
              <text:list>
                <text:list-item>
                  <text:p text:style-name="P3">Set angle of view</text:p>
                </text:list-item>
                <text:list-item>
                  <text:p text:style-name="P3">Set view vector</text:p>
                </text:list-item>
                <text:list-item>
                  <text:p text:style-name="P3">Graph from math</text:p>
                </text:list-item>
                <text:list-item>
                  <text:p text:style-name="P3">Graph from data</text:p>
                </text:list-item>
                <text:list-item>
                  <text:p text:style-name="P3">Set Graph color</text:p>
                  <text:list>
                    <text:list-item>
                      <text:p text:style-name="P4">Color based off of values</text:p>
                    </text:list-item>
                    <text:list-item>
                      <text:p text:style-name="P4">All colors the same</text:p>
                    </text:list-item>
                    <text:list-item>
                      <text:p text:style-name="P4">Color based off of color from pixel data</text:p>
                      <text:list>
                        <text:list-item>
                          <text:p text:style-name="P5">8-bit colors</text:p>
                        </text:list-item>
                        <text:list-item>
                          <text:p text:style-name="P5">16-bit colors</text:p>
                        </text:list-item>
                        <text:list-item>
                          <text:p text:style-name="P5">32-bit colors</text:p>
                        </text:list-item>
                      </text:list>
                    </text:list-item>
                  </text:list>
                </text:list-item>
                <text:list-item>
                  <text:p text:style-name="P6">Set 3D resolution of graphics</text:p>
                </text:list-item>
                <text:list-item>
                  <text:p text:style-name="P3">Display 2D surface in 3D(FUCK)</text:p>
                  <text:list>
                    <text:list-item>
                      <text:p text:style-name="P3">Read SDL_Surface pixel data, to store color for each pixel: <text:a xlink:type="simple" xlink:href="https://wiki.libsdl.org/SDL_PixelFormat" text:style-name="Internet_20_link" text:visited-style-name="Visited_20_Internet_20_Link"><text:span text:style-name="T1">https://wiki.libsdl.org/SDL_PixelFormat</text:span>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AUDIO</text:p>
          <text:list>
            <text:list-item>
              <text:p text:style-name="P1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9:45:51.489000000</meta:creation-date>
    <dc:date>2016-09-21T21:52:23.994000000</dc:date>
    <meta:editing-duration>PT1H54M2S</meta:editing-duration>
    <meta:editing-cycles>10</meta:editing-cycles>
    <meta:generator>LibreOffice/5.2.1.2$Windows_x86 LibreOffice_project/31dd62db80d4e60af04904455ec9c9219178d620</meta:generator>
    <meta:document-statistic meta:table-count="0" meta:image-count="0" meta:object-count="0" meta:page-count="1" meta:paragraph-count="27" meta:word-count="173" meta:character-count="925" meta:non-whitespace-character-count="804"/>
  </office:meta>
</office:document-meta>
</file>